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7.407cm"/>
    </style:style>
    <style:style style:name="co10" style:family="table-column">
      <style:table-column-properties fo:break-before="auto" style:column-width="5.773cm"/>
    </style:style>
    <style:style style:name="co11" style:family="table-column">
      <style:table-column-properties fo:break-before="auto" style:column-width="6.073cm"/>
    </style:style>
    <style:style style:name="co12" style:family="table-column">
      <style:table-column-properties fo:break-before="auto" style:column-width="7.433cm"/>
    </style:style>
    <style:style style:name="co13" style:family="table-column">
      <style:table-column-properties fo:break-before="auto" style:column-width="5.528cm"/>
    </style:style>
    <style:style style:name="co14" style:family="table-column">
      <style:table-column-properties fo:break-before="auto" style:column-width="8.169cm"/>
    </style:style>
    <style:style style:name="co15" style:family="table-column">
      <style:table-column-properties fo:break-before="auto" style:column-width="9.232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6.235cm"/>
    </style:style>
    <style:style style:name="co18" style:family="table-column">
      <style:table-column-properties fo:break-before="auto" style:column-width="8.41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office:value-type="float" office:value="1" calcext:value-type="float">
            <text:p>1</text:p>
          </table:table-cell>
          <table:table-cell table:formula="of:=[.F4]+[.F3]+[.F38]/3" office:value-type="float" office:value="13291.6666666667" calcext:value-type="float">
            <text:p>13291.66666666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99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3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table:number-columns-repeated="99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F2]+[.F3]+[.F4]/3" office:value-type="float" office:value="13541.6666666667" calcext:value-type="float">
            <text:p>13541.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]*[.M2]"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table:formula="of:=[.N2]+[.N3]+[.N15]/3" office:value-type="float" office:value="12916.6666666667" calcext:value-type="float">
            <text:p>12916.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]*[.V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]*[.M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左から１3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]*[.V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左から１2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]*[.M4]" office:value-type="float" office:value="5750" calcext:value-type="float">
            <text:p>57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]*[.V4]" office:value-type="float" office:value="4750" calcext:value-type="float">
            <text:p>47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]*[.M5]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]*[.V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]*[.M6]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]*[.V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]*[.M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]*[.V7]"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]*[.M8]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]*[.V8]" office:value-type="float" office:value="4750" calcext:value-type="float">
            <text:p>47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]*[.M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]*[.V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0]*[.M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0]*[.V10]"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1]*[.M11]" office:value-type="float" office:value="5750" calcext:value-type="float">
            <text:p>57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1]*[.V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2]*[.M12]" office:value-type="float" office:value="5750" calcext:value-type="float">
            <text:p>57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12]*[.V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3]*[.M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3]*[.V13]"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4]*[.M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4]*[.V14]" office:value-type="float" office:value="4875" calcext:value-type="float">
            <text:p>48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15]*[.M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5]*[.V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6]*[.M16]" office:value-type="float" office:value="5750" calcext:value-type="float">
            <text:p>57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6]*[.V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7]*[.M17]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7]*[.V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8]*[.M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8]*[.V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9]*[.M19]" office:value-type="float" office:value="5750" calcext:value-type="float">
            <text:p>5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9]*[.V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0]*[.M20]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0]*[.V20]" office:value-type="float" office:value="4750" calcext:value-type="float">
            <text:p>47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1]*[.M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1]*[.V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2]*[.M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2]*[.V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3]*[.M23]" office:value-type="float" office:value="5750" calcext:value-type="float">
            <text:p>57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3]*[.V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4]*[.M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4]*[.V24]"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5]*[.M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5]*[.V25]" office:value-type="float" office:value="4750" calcext:value-type="float">
            <text:p>47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6]*[.M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6]*[.V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7]*[.M27]" office:value-type="float" office:value="5750" calcext:value-type="float">
            <text:p>57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7]*[.V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28]*[.M28]" office:value-type="float" office:value="6500" calcext:value-type="float">
            <text:p>6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8]*[.V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9]*[.M29]" office:value-type="float" office:value="5750" calcext:value-type="float">
            <text:p>57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9]*[.V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0]*[.M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0]*[.V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1]*[.M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1]*[.V31]" office:value-type="float" office:value="4750" calcext:value-type="float">
            <text:p>47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2]*[.M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2]*[.V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3]*[.M33]"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3]*[.V33]"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4]*[.M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4]*[.V34]" office:value-type="float" office:value="4750" calcext:value-type="float">
            <text:p>475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5]*[.M35]" office:value-type="float" office:value="5750" calcext:value-type="float">
            <text:p>5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5]*[.V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6]*[.M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6]*[.V36]" office:value-type="float" office:value="4750" calcext:value-type="float">
            <text:p>475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7]*[.M37]" office:value-type="float" office:value="5750" calcext:value-type="float">
            <text:p>57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7]*[.V37]" office:value-type="float" office:value="4875" calcext:value-type="float">
            <text:p>48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8]*[.M38]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8]*[.V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9]*[.M39]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9]*[.V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0]*[.M40]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0]*[.V40]" office:value-type="float" office:value="4750" calcext:value-type="float">
            <text:p>47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1]*[.M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1]*[.V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2]*[.M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2]*[.V42]" office:value-type="float" office:value="4750" calcext:value-type="float">
            <text:p>47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3]*[.M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3]*[.V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4]*[.M44]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4]*[.V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45]*[.M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5]*[.V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6]*[.M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6]*[.V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7]*[.M47]" office:value-type="float" office:value="5750" calcext:value-type="float">
            <text:p>5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7]*[.V47]" office:value-type="float" office:value="4750" calcext:value-type="float">
            <text:p>475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8]*[.M48]" office:value-type="float" office:value="5750" calcext:value-type="float">
            <text:p>57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8]*[.V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9]*[.M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49]*[.V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0]*[.M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0]*[.V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1]*[.M51]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1]*[.V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2]*[.M52]" office:value-type="float" office:value="5750" calcext:value-type="float">
            <text:p>57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2]*[.V52]"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3]*[.M53]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3]*[.V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4]*[.M54]" office:value-type="float" office:value="5750" calcext:value-type="float">
            <text:p>5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4]*[.V54]" office:value-type="float" office:value="4750" calcext:value-type="float">
            <text:p>47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5]*[.M55]" office:value-type="float" office:value="5750" calcext:value-type="float">
            <text:p>57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5]*[.V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6]*[.M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6]*[.V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7]*[.M57]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57]*[.V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8]*[.M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8]*[.V58]" office:value-type="float" office:value="4750" calcext:value-type="float">
            <text:p>475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9]*[.M59]" office:value-type="float" office:value="5750" calcext:value-type="float">
            <text:p>57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9]*[.V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0]*[.M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0]*[.V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1]*[.M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1]*[.V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2]*[.M62]" office:value-type="float" office:value="5750" calcext:value-type="float">
            <text:p>57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2]*[.V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3]*[.M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3]*[.V63]" office:value-type="float" office:value="4750" calcext:value-type="float">
            <text:p>475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4]*[.M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4]*[.V64]" office:value-type="float" office:value="4875" calcext:value-type="float">
            <text:p>487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5]*[.M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5]*[.V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6]*[.M66]"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6]*[.V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7]*[.M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7]*[.V67]" office:value-type="float" office:value="4750" calcext:value-type="float">
            <text:p>47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8]*[.M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8]*[.V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9]*[.M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9]*[.V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0]*[.M70]" office:value-type="float" office:value="5000" calcext:value-type="float">
            <text:p>5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0]*[.V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1]*[.M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1]*[.V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2]*[.M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2]*[.V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3]*[.M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3]*[.V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4]*[.M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4]*[.V74]" office:value-type="float" office:value="5500" calcext:value-type="float">
            <text:p>550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5]*[.M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5]*[.V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6]*[.M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6]*[.V76]" office:value-type="float" office:value="4750" calcext:value-type="float">
            <text:p>47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7]*[.M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7]*[.V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8]*[.M78]" office:value-type="float" office:value="5750" calcext:value-type="float">
            <text:p>57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8]*[.V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9]*[.M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9]*[.V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0]*[.M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0]*[.V80]" office:value-type="float" office:value="4750" calcext:value-type="float">
            <text:p>475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1]*[.M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1]*[.V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2]*[.M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2]*[.V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3]*[.M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3]*[.V83]" office:value-type="float" office:value="4875" calcext:value-type="float">
            <text:p>487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4]*[.M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4]*[.V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5]*[.M85]" office:value-type="float" office:value="5750" calcext:value-type="float">
            <text:p>57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5]*[.V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6]*[.M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6]*[.V86]" office:value-type="float" office:value="4750" calcext:value-type="float">
            <text:p>475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7]*[.M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7]*[.V87]" office:value-type="float" office:value="4750" calcext:value-type="float">
            <text:p>475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8]*[.M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8]*[.V88]" office:value-type="float" office:value="5500" calcext:value-type="float">
            <text:p>550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9]*[.M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9]*[.V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0]*[.M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0]*[.V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1]*[.M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1]*[.V91]" office:value-type="float" office:value="4750" calcext:value-type="float">
            <text:p>47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2]*[.M92]" office:value-type="float" office:value="5000" calcext:value-type="float">
            <text:p>5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2]*[.V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3]*[.M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3]*[.V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4]*[.M94]" office:value-type="float" office:value="5750" calcext:value-type="float">
            <text:p>5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4]*[.V94]" office:value-type="float" office:value="4750" calcext:value-type="float">
            <text:p>475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5]*[.M95]" office:value-type="float" office:value="5750" calcext:value-type="float">
            <text:p>5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5]*[.V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6]*[.M96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96]*[.V96]" office:value-type="float" office:value="4875" calcext:value-type="float">
            <text:p>487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7]*[.M97]" office:value-type="float" office:value="5750" calcext:value-type="float">
            <text:p>5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7]*[.V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8]*[.M98]" office:value-type="float" office:value="5750" calcext:value-type="float">
            <text:p>57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8]*[.V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9]*[.M99]" office:value-type="float" office:value="5750" calcext:value-type="float">
            <text:p>57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9]*[.V99]" office:value-type="float" office:value="5500" calcext:value-type="float">
            <text:p>55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0]*[.M100]" office:value-type="float" office:value="5750" calcext:value-type="float">
            <text:p>57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00]*[.V100]" office:value-type="float" office:value="4875" calcext:value-type="float">
            <text:p>4875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1]*[.M101]" office:value-type="float" office:value="5750" calcext:value-type="float">
            <text:p>57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01]*[.V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number-columns-repeated="995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 style:data-style-name="N2" text:time-value="09:47:00.92328016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10-01T11:11:14.873508298</dc:date>
    <meta:editing-duration>PT5H1M31S</meta:editing-duration>
    <meta:editing-cycles>406</meta:editing-cycles>
    <meta:document-statistic meta:table-count="2" meta:cell-count="2740" meta:object-count="0"/>
  </office:meta>
</office:document-meta>
</file>